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5a22" officeooo:paragraph-rsid="001e5a22"/>
    </style:style>
    <style:style style:name="P2" style:family="paragraph" style:parent-style-name="Standard">
      <style:text-properties officeooo:rsid="001e5a22" officeooo:paragraph-rsid="0022c2cc"/>
    </style:style>
    <style:style style:name="P3" style:family="paragraph" style:parent-style-name="Standard">
      <style:text-properties officeooo:rsid="0022c2cc" officeooo:paragraph-rsid="0022c2cc"/>
    </style:style>
    <style:style style:name="P4" style:family="paragraph" style:parent-style-name="Standard">
      <style:text-properties officeooo:rsid="0024929c" officeooo:paragraph-rsid="0024929c"/>
    </style:style>
    <style:style style:name="P5" style:family="paragraph" style:parent-style-name="Standard">
      <style:text-properties officeooo:rsid="00267ee6" officeooo:paragraph-rsid="00267ee6"/>
    </style:style>
    <style:style style:name="P6" style:family="paragraph" style:parent-style-name="Standard">
      <style:text-properties officeooo:rsid="00276d4d" officeooo:paragraph-rsid="00276d4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276d4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baut BROGGI</text:p>
      <text:p text:style-name="P1"/>
      <text:p text:style-name="P1">RAPPORT DE STAGE CHEZ FINEDUC</text:p>
      <text:p text:style-name="P2">24 Avril 2014 – 24 Octobre 2014 </text:p>
      <text:p text:style-name="P2"/>
      <text:p text:style-name="P2"/>
      <text:p text:style-name="P3">Développement et maintenance de solutions web pour l'optimisation des processus de scolarité au sein du groupe IONIS.</text:p>
      <text:p text:style-name="P2"/>
      <text:p text:style-name="P2">TODO : METTRE EN PAGE</text:p>
      <text:p text:style-name="P2"/>
      <text:p text:style-name="P3">FINEDUC – KOD</text:p>
      <text:p text:style-name="P3">Paritalie</text:p>
      <text:p text:style-name="P3">18 rue paster</text:p>
      <text:p text:style-name="P3">94270 Le Kremlin Bicêtre</text:p>
      <text:p text:style-name="P3"/>
      <text:p text:style-name="P3">Thibaut BROGGI (broggi_t)</text:p>
      <text:p text:style-name="P3">Stage de deuxième année.</text:p>
      <text:p text:style-name="P3"/>
      <text:p text:style-name="P4">I Partie pour le nouveau</text:p>
      <text:p text:style-name="P4">I.1 L'entreprise</text:p>
      <text:p text:style-name="P4">I.1.a Fineduc // <text:span text:style-name="T1">Ici on dit ce qu'est Fineduc par rapport à IONIS + parler du bocal en quelques lignes (pole technologique : 9 école)</text:span></text:p>
      <text:p text:style-name="P4">I.1.b KOD // <text:s/><text:span text:style-name="T1">Ici on dit que KOD c'est la partie dev et aussi parler formation + stage + CDD </text:span></text:p>
      <text:p text:style-name="P4">// Un petit schéma de la hiérarchie pour résumer le tout =P</text:p>
      <text:p text:style-name="P4">// Foutre des petits screenshots pour montrer tous les projets</text:p>
      <text:p text:style-name="P4"/>
      <text:p text:style-name="P4">I.2 Le projet</text:p>
      <text:p text:style-name="P4">I.2.a technologies utilisées</text:p>
      <text:p text:style-name="P4">I.2.b <text:span text:style-name="T1">But</text:span> du projet</text:p>
      <text:p text:style-name="P4"/>
      <text:p text:style-name="P5">======R<text:tab/>ÉSUMÉ PARTIE I.2======</text:p>
      <text:p text:style-name="Text_20_body">IBP a été codé en <text:a xlink:type="simple" xlink:href="https://php.net/" text:style-name="Internet_20_link" text:visited-style-name="Visited_20_Internet_20_Link"><text:span text:style-name="Strong_20_Emphasis">PHP 5.4.4</text:span></text:a> avec le framework <text:a xlink:type="simple" xlink:href="http://cakephp.org/" text:style-name="Internet_20_link" text:visited-style-name="Visited_20_Internet_20_Link"><text:span text:style-name="Strong_20_Emphasis">Cakephp 2.5.5</text:span></text:a>. </text:p>
      <text:p text:style-name="Text_20_body">Il s'agit d'un portage de l'application lourde IBP en version web. Le site se présente donc sous la forme d'une interface sur une seule page ; chaque modification faisant appel à une requête ajax. Elle offre aux administrateurs un accès en lecture et en écriture sur les informations concernant les étudiants et leurs référents.<text:line-break/>Ces informations sont récupérées depuis la base de données <text:a xlink:type="simple" xlink:href="https://www.microsoft.com/en-us/server-cloud/products/sql-server/" text:style-name="Internet_20_link" text:visited-style-name="Visited_20_Internet_20_Link"><text:span text:style-name="Strong_20_Emphasis">MSSQL</text:span></text:a> <text:span text:style-name="Strong_20_Emphasis">Pedago Epitech</text:span> se trouvant sur le serveur <text:span text:style-name="Strong_20_Emphasis">sql-1.epitech.net</text:span>. </text:p>
      <text:p text:style-name="Text_20_body">Les principaux éléments dont est constituée l'unique page d'IBP sont : </text:p>
      <text:list xml:id="list67299297045138429" text:style-name="L1">
        <text:list-item>
          <text:p text:style-name="P8">un tableau contenant la liste de tous les étudiants,</text:p>
        </text:list-item>
        <text:list-item>
          <text:p text:style-name="P8">un menu sur la gauche permettant de filtrer les résultats affichés dans le <text:soft-page-break/>tableau d'étudiants,</text:p>
        </text:list-item>
        <text:list-item>
          <text:p text:style-name="P7">des onglets en dessous du tableau d'étudiants permettant de visualiser et d'éditer les informations de ces derniers.</text:p>
        </text:list-item>
      </text:list>
      <text:p text:style-name="P4"/>
      <text:p text:style-name="P3">II Lettre au maître de stage</text:p>
      <text:p text:style-name="P6">II.1 préambule // ici on explique que j'ai déjà été repris et que je souhaite en réalité en CDI à la fin de mon CDD</text:p>
      <text:p text:style-name="P6">II.2 contenu de la let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ee-4 </meta:initial-creator>
    <meta:creation-date>2014-12-22T11:27:01.745787661</meta:creation-date>
    <dc:date>2014-12-22T22:46:35.336264841</dc:date>
    <meta:editing-duration>PT5H59M51S</meta:editing-duration>
    <meta:editing-cycles>3</meta:editing-cycles>
    <meta:generator>LibreOffice/4.3.2.2.0$Linux_X86_64 LibreOffice_project/430m0$Build-2</meta:generator>
    <meta:document-statistic meta:table-count="0" meta:image-count="0" meta:object-count="0" meta:page-count="2" meta:paragraph-count="30" meta:word-count="315" meta:character-count="1819" meta:non-whitespace-character-count="1529"/>
  </office:meta>
</office:document-meta>
</file>